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Iskoola Pota" svg:font-family="&quot;Iskoola Pota&quot;"/>
  </office:font-face-decls>
  <office:automatic-styles>
    <style:style style:name="ce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000000" style:font-name="Iskoola Pota" style:font-name-asian="Iskoola Pota" style:font-name-complex="Iskoola Pota"/>
    </style:style>
    <style:style style:name="co1" style:family="table-column">
      <style:table-column-properties fo:break-before="auto" style:column-width="1.93145833333333cm" style:use-optimal-column-width="true"/>
    </style:style>
    <style:style style:name="co2" style:family="table-column">
      <style:table-column-properties fo:break-before="auto" style:column-width="1.40229166666667cm" style:use-optimal-column-width="true"/>
    </style:style>
    <style:style style:name="co3" style:family="table-column">
      <style:table-column-properties fo:break-before="auto" style:column-width="1.05833333333333cm" style:use-optimal-column-width="true"/>
    </style:style>
    <style:style style:name="co4" style:family="table-column">
      <style:table-column-properties fo:break-before="auto" style:column-width="2.88395833333333cm" style:use-optimal-column-width="true"/>
    </style:style>
    <style:style style:name="co5" style:family="table-column">
      <style:table-column-properties fo:break-before="auto" style:column-width="1.031875cm" style:use-optimal-column-width="true"/>
    </style:style>
    <style:style style:name="co6" style:family="table-column">
      <style:table-column-properties fo:break-before="auto" style:column-width="1.29645833333333cm" style:use-optimal-column-width="true"/>
    </style:style>
    <style:style style:name="co7" style:family="table-column">
      <style:table-column-properties fo:break-before="auto" style:column-width="5.13291666666667cm" style:use-optimal-column-width="true"/>
    </style:style>
    <style:style style:name="co8" style:family="table-column">
      <style:table-column-properties fo:break-before="auto" style:column-width="11.8797916666667cm" style:use-optimal-column-width="true"/>
    </style:style>
    <style:style style:name="co9" style:family="table-column">
      <style:table-column-properties fo:break-before="auto" style:column-width="3.59833333333333cm" style:use-optimal-column-width="true"/>
    </style:style>
    <style:style style:name="co10" style:family="table-column">
      <style:table-column-properties fo:break-before="auto" style:column-width="2.35479166666667cm" style:use-optimal-column-width="true"/>
    </style:style>
    <style:style style:name="co11" style:family="table-column">
      <style:table-column-properties fo:break-before="auto" style:column-width="2.98979166666667cm" style:use-optimal-column-width="true"/>
    </style:style>
    <style:style style:name="co12" style:family="table-column">
      <style:table-column-properties fo:break-before="auto" style:column-width="4.206875cm" style:use-optimal-column-width="true"/>
    </style:style>
    <style:style style:name="co13" style:family="table-column">
      <style:table-column-properties fo:break-before="auto" style:column-width="1.56104166666667cm" style:use-optimal-column-width="true"/>
    </style:style>
    <style:style style:name="co14" style:family="table-column">
      <style:table-column-properties fo:break-before="auto" style:column-width="4.07458333333333cm" style:use-optimal-column-width="true"/>
    </style:style>
    <style:style style:name="co15" style:family="table-column">
      <style:table-column-properties fo:break-before="auto" style:column-width="1.48166666666667cm" style:use-optimal-column-width="true"/>
    </style:style>
    <style:style style:name="co16" style:family="table-column">
      <style:table-column-properties fo:break-before="auto" style:column-width="2.460625cm" style:use-optimal-column-width="true"/>
    </style:style>
    <style:style style:name="co17" style:family="table-column">
      <style:table-column-properties fo:break-before="auto" style:column-width="1.5875cm"/>
    </style:style>
    <style:style style:name="co18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1009" table:default-cell-style-name="ce1"/>
        <table:table-column table:style-name="co18" table:number-columns-repeated="15357" table:default-cell-style-name="ce1"/>
        <table:table-row table:style-name="ro1">
          <table:table-cell office:value-type="string" table:style-name="ce1">
            <text:p>file number</text:p>
          </table:table-cell>
          <table:table-cell office:value-type="string" table:style-name="ce1">
            <text:p>syllabus</text:p>
          </table:table-cell>
          <table:table-cell office:value-type="string" table:style-name="ce1">
            <text:p>grade</text:p>
          </table:table-cell>
          <table:table-cell office:value-type="string" table:style-name="ce1">
            <text:p>filename</text:p>
          </table:table-cell>
          <table:table-cell office:value-type="string" table:style-name="ce1">
            <text:p>Episode</text:p>
          </table:table-cell>
          <table:table-cell office:value-type="string" table:style-name="ce1">
            <text:p>Term</text:p>
          </table:table-cell>
          <table:table-cell office:value-type="string" table:style-name="ce1">
            <text:p>Lesson</text:p>
          </table:table-cell>
          <table:table-cell office:value-type="string" table:style-name="ce1">
            <text:p>lesson name</text:p>
          </table:table-cell>
          <table:table-cell office:value-type="string" table:style-name="ce1">
            <text:p>short description</text:p>
          </table:table-cell>
          <table:table-cell office:value-type="string" table:style-name="ce1">
            <text:p>long description</text:p>
          </table:table-cell>
          <table:table-cell office:value-type="string" table:style-name="ce1">
            <text:p>duration(HH:MM:SS)</text:p>
          </table:table-cell>
          <table:table-cell office:value-type="string" table:style-name="ce1">
            <text:p>Question NO.</text:p>
          </table:table-cell>
          <table:table-cell office:value-type="string" table:style-name="ce1">
            <text:p>Question Heading</text:p>
          </table:table-cell>
          <table:table-cell office:value-type="string" table:style-name="ce1">
            <text:p>Question image file name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 image file name</text:p>
          </table:table-cell>
          <table:table-cell office:value-type="string" table:style-name="ce1">
            <text:p>answers</text:p>
          </table:table-cell>
          <table:table-cell office:value-type="string" table:style-name="ce1">
            <text:p>Answer status</text:p>
          </table:table-cell>
          <table:table-cell table:number-columns-repeated="1636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1-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ජීවයේ රසායනික පදනම<text:s/></text:p>
          </table:table-cell>
          <table:table-cell office:value-type="string" table:style-name="ce1">
            <text:p>ජීවයේ රසායනික පදනම<text:s/></text:p>
          </table:table-cell>
          <table:table-cell office:value-type="string" table:style-name="ce1">
            <text:p>ජීවීන්ගේ දේහ විවිද රසායනික සංයෝග රැසකින් සමන්විත වේ<text:s/></text:p>
          </table:table-cell>
          <table:table-cell table:number-columns-repeated="16374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1-0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ජීවයේ රසායනික පදනම<text:s/></text:p>
          </table:table-cell>
          <table:table-cell office:value-type="string" table:style-name="ce1">
            <text:p>ජීවයේ රසායනික පදනම<text:s/></text:p>
          </table:table-cell>
          <table:table-cell office:value-type="string" table:style-name="ce1">
            <text:p>කබෝහයිඩ්රේට හදුනා ගැනීමේ පරීක්ෂණය</text:p>
          </table:table-cell>
          <table:table-cell table:number-columns-repeated="16374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1-0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ජීවයේ රසායනික පදනම<text:s/></text:p>
          </table:table-cell>
          <table:table-cell office:value-type="string" table:style-name="ce1">
            <text:p>ජීවයේ රසායනික පදනම<text:s/></text:p>
          </table:table-cell>
          <table:table-cell office:value-type="string" table:style-name="ce1">
            <text:p>මොනසැකරයිඩ්<text:s text:c="2"/></text:p>
          </table:table-cell>
          <table:table-cell table:number-columns-repeated="16374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1-0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ජීවයේ රසායනික පදනම<text:s/></text:p>
          </table:table-cell>
          <table:table-cell office:value-type="string" table:style-name="ce1">
            <text:p>ජීවයේ රසායනික පදනම<text:s/></text:p>
          </table:table-cell>
          <table:table-cell office:value-type="string" table:style-name="ce1">
            <text:p>මොනසැකරයිඩ්<text:s text:c="2"/></text:p>
          </table:table-cell>
          <table:table-cell table:number-columns-repeated="16374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1-0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ජීවයේ රසායනික පදනම<text:s/></text:p>
          </table:table-cell>
          <table:table-cell office:value-type="string" table:style-name="ce1">
            <text:p>ජීවයේ රසායනික පදනම<text:s/></text:p>
          </table:table-cell>
          <table:table-cell office:value-type="string" table:style-name="ce1">
            <text:p>ප්‍රා්ටීන්</text:p>
          </table:table-cell>
          <table:table-cell table:number-columns-repeated="16374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1-07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ජීවයේ රසායනික පදනම<text:s/></text:p>
          </table:table-cell>
          <table:table-cell office:value-type="string" table:style-name="ce1">
            <text:p>ජීවයේ රසායනික පදනම<text:s/></text:p>
          </table:table-cell>
          <table:table-cell office:value-type="string" table:style-name="ce1">
            <text:p>නියුක්ලෙයික් අම්ලය<text:s/></text:p>
          </table:table-cell>
          <table:table-cell table:number-columns-repeated="16374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1-08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ජීවයේ රසායනික පදනම<text:s/></text:p>
          </table:table-cell>
          <table:table-cell office:value-type="string" table:style-name="ce1">
            <text:p>ජීවයේ රසායනික පදනම<text:s/></text:p>
          </table:table-cell>
          <table:table-cell office:value-type="string" table:style-name="ce1">
            <text:p>මූලද්‍රව්‍ය හදුනා ගැනීම<text:s/></text:p>
          </table:table-cell>
          <table:table-cell table:number-columns-repeated="16374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1-09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ජීවයේ රසායනික පදනම<text:s/></text:p>
          </table:table-cell>
          <table:table-cell office:value-type="string" table:style-name="ce1">
            <text:p>ජීවයේ රසායනික පදනම<text:s/></text:p>
          </table:table-cell>
          <table:table-cell office:value-type="string" table:style-name="ce1">
            <text:p>ජලය හදුනා ගැනීමේ පරික්ෂාව<text:s/></text:p>
          </table:table-cell>
          <table:table-cell table:number-columns-repeated="16374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1-1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ජීවයේ රසායනික පදනම<text:s/></text:p>
          </table:table-cell>
          <table:table-cell office:value-type="string" table:style-name="ce1">
            <text:p>ජීවයේ රසායනික පදනම<text:s/></text:p>
          </table:table-cell>
          <table:table-cell office:value-type="string" table:style-name="ce1">
            <text:p>ඛනිජ ලවන<text:s/></text:p>
          </table:table-cell>
          <table:table-cell table:number-columns-repeated="16374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1-11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ජීවයේ රසායනික පදනම<text:s/></text:p>
          </table:table-cell>
          <table:table-cell office:value-type="string" table:style-name="ce1">
            <text:p>ජීවයේ රසායනික පදනම<text:s/></text:p>
          </table:table-cell>
          <table:table-cell office:value-type="string" table:style-name="ce1">
            <text:p>විටමින්<text:s/></text:p>
          </table:table-cell>
          <table:table-cell table:number-columns-repeated="16374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1-12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සරල රේඛීය චලිතය<text:s/></text:p>
          </table:table-cell>
          <table:table-cell office:value-type="string" table:style-name="ce1">
            <text:p>සරල රේඛීය චලිතය<text:s/></text:p>
          </table:table-cell>
          <table:table-cell office:value-type="string" table:style-name="ce1">
            <text:p>චලිතය හා සම්බන්ද භෞතික රාශි<text:s/></text:p>
          </table:table-cell>
          <table:table-cell table:number-columns-repeated="16374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1-14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සරල රේඛීය චලිතය</text:p>
          </table:table-cell>
          <table:table-cell office:value-type="string" table:style-name="ce1">
            <text:p>සරල රේඛීය චලිතය</text:p>
          </table:table-cell>
          <table:table-cell office:value-type="string" table:style-name="ce1">
            <text:p>ත්වරණය</text:p>
          </table:table-cell>
          <table:table-cell table:number-columns-repeated="16374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1-15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සරල රේඛීය චලිතය<text:s/></text:p>
          </table:table-cell>
          <table:table-cell office:value-type="string" table:style-name="ce1">
            <text:p>සරල රේඛීය චලිතය<text:s/></text:p>
          </table:table-cell>
          <table:table-cell office:value-type="string" table:style-name="ce1">
            <text:p>විස්තාපන කාල ප්‍රස්තාර<text:s text:c="2"/></text:p>
          </table:table-cell>
          <table:table-cell table:number-columns-repeated="16374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1-16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සරල රේඛීය චලිතය<text:s/></text:p>
          </table:table-cell>
          <table:table-cell office:value-type="string" table:style-name="ce1">
            <text:p>සරල රේඛීය චලිතය<text:s/></text:p>
          </table:table-cell>
          <table:table-cell office:value-type="string" table:style-name="ce1">
            <text:p>ප්‍රවේග කාල ප්‍රස්තාර<text:s/></text:p>
          </table:table-cell>
          <table:table-cell table:number-columns-repeated="16374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1-17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සරල රේඛීය චලිතය<text:s/></text:p>
          </table:table-cell>
          <table:table-cell office:value-type="string" table:style-name="ce1">
            <text:p>සරල රේඛීය චලිතය<text:s/></text:p>
          </table:table-cell>
          <table:table-cell office:value-type="string" table:style-name="ce1">
            <text:p>දී ඇති ප්‍රවේග කාල ප්‍රස්තාර ඇසුරින් ගැටළු විසදීම<text:s/></text:p>
          </table:table-cell>
          <table:table-cell table:number-columns-repeated="16374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1-18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පදාර්ථයේ ව්‍යූහය<text:s/></text:p>
          </table:table-cell>
          <table:table-cell office:value-type="string" table:style-name="ce1">
            <text:p>පදාර්ථයේ ව්‍යූහය<text:s/></text:p>
          </table:table-cell>
          <table:table-cell office:value-type="string" table:style-name="ce1">
            <text:p>අප අවට පරිසරයේ ඇති දෑ<text:s/></text:p>
          </table:table-cell>
          <table:table-cell table:number-columns-repeated="16374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1-19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පදාර්ථයේ ව්‍යූහය<text:s/></text:p>
          </table:table-cell>
          <table:table-cell office:value-type="string" table:style-name="ce1">
            <text:p>පදාර්ථයේ ව්‍යූහය<text:s/></text:p>
          </table:table-cell>
          <table:table-cell office:value-type="string" table:style-name="ce1">
            <text:p>පරමාණුව පිළිබද ග්‍රහ ආකෘතිය<text:s/></text:p>
          </table:table-cell>
          <table:table-cell table:number-columns-repeated="1637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1-2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පදාර්ථයේ ව්‍යුහය<text:s/></text:p>
          </table:table-cell>
          <table:table-cell office:value-type="string" table:style-name="ce1">
            <text:p>පදාර්ථයේ ව්‍යුහය<text:s/></text:p>
          </table:table-cell>
          <table:table-cell office:value-type="string" table:style-name="ce1">
            <text:p>ස්කන්ද ක්‍රමාංකය</text:p>
          </table:table-cell>
          <table:table-cell table:number-columns-repeated="16374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1-21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පදාර්ථයේ ව්‍යුහය<text:s/></text:p>
          </table:table-cell>
          <table:table-cell office:value-type="string" table:style-name="ce1">
            <text:p>පදාර්ථයේ ව්‍යුහය<text:s/></text:p>
          </table:table-cell>
          <table:table-cell office:value-type="string" table:style-name="ce1">
            <text:p>පදාර්ථයේ ව්‍යුහය ඉලෙක්ට්‍රොන වින්‍යාසය<text:s text:c="2"/></text:p>
          </table:table-cell>
          <table:table-cell table:number-columns-repeated="16374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1-22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පදාර්ථයේ ව්‍යුහය<text:s/></text:p>
          </table:table-cell>
          <table:table-cell office:value-type="string" table:style-name="ce1">
            <text:p>පදාර්ථයේ ව්‍යුහය<text:s/></text:p>
          </table:table-cell>
          <table:table-cell office:value-type="string" table:style-name="ce1">
            <text:p>මූලද්‍රව්‍ය අවර්ත වලට හා කාණ්ඩ වලට බෙදීම<text:s/></text:p>
          </table:table-cell>
          <table:table-cell table:number-columns-repeated="16374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1-23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පදාර්ථයේ ව්‍යුහය<text:s/></text:p>
          </table:table-cell>
          <table:table-cell office:value-type="string" table:style-name="ce1">
            <text:p>පදාර්ථයේ ව්‍යුහය<text:s/></text:p>
          </table:table-cell>
          <table:table-cell office:value-type="string" table:style-name="ce1">
            <text:p>යම්කිසි මූලද්‍රව්‍යයක් අවර්තිතා වගුවේ අයත් ස්ථානය සොයා බැලීම<text:s/></text:p>
          </table:table-cell>
          <table:table-cell table:number-columns-repeated="16374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1-24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පදාර්ථයේ ව්‍යුහය<text:s/></text:p>
          </table:table-cell>
          <table:table-cell office:value-type="string" table:style-name="ce1">
            <text:p>පදාර්ථයේ ව්‍යුහය<text:s/></text:p>
          </table:table-cell>
          <table:table-cell office:value-type="string" table:style-name="ce1">
            <text:p>සමස්ථානික</text:p>
          </table:table-cell>
          <table:table-cell table:number-columns-repeated="16374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1-25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පදාර්ථයේ ව්‍යුහය<text:s/></text:p>
          </table:table-cell>
          <table:table-cell office:value-type="string" table:style-name="ce1">
            <text:p>පදාර්ථයේ ව්‍යුහය<text:s/></text:p>
          </table:table-cell>
          <table:table-cell office:value-type="string" table:style-name="ce1">
            <text:p>ආවර්තිතා වගුවේ දැකිය හැකි රට<text:s/></text:p>
          </table:table-cell>
          <table:table-cell table:number-columns-repeated="16374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1-26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පදාර්ථයේ ව්‍යුහය<text:s/></text:p>
          </table:table-cell>
          <table:table-cell office:value-type="string" table:style-name="ce1">
            <text:p>පදාර්ථයේ ව්‍යුහය<text:s/></text:p>
          </table:table-cell>
          <table:table-cell office:value-type="string" table:style-name="ce1">
            <text:p>ලෝහ අලෝහ හා ලොහාලෝහ<text:s/></text:p>
          </table:table-cell>
          <table:table-cell table:number-columns-repeated="16374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1-27</text:p>
          </table:table-cell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පදාර්ථයේ ව්‍යුහය<text:s/></text:p>
          </table:table-cell>
          <table:table-cell office:value-type="string" table:style-name="ce1">
            <text:p>පදාර්ථයේ ව්‍යුහය<text:s/></text:p>
          </table:table-cell>
          <table:table-cell office:value-type="string" table:style-name="ce1">
            <text:p>මැග්නිසියම්ද ප්‍රතික්ක්‍රියාශීලි සැහැල්ලු ලෝහයකි<text:s/></text:p>
          </table:table-cell>
          <table:table-cell table:number-columns-repeated="16374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1-28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පදාර්ථයේ ව්‍යුහය<text:s/></text:p>
          </table:table-cell>
          <table:table-cell office:value-type="string" table:style-name="ce1">
            <text:p>පදාර්ථයේ ව්‍යුහය<text:s/></text:p>
          </table:table-cell>
          <table:table-cell office:value-type="string" table:style-name="ce1">
            <text:p>අලෝහ හා ලොහාලෝහ<text:s/></text:p>
          </table:table-cell>
          <table:table-cell table:number-columns-repeated="16374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1-29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පදාර්ථයේ ව්‍යුහය<text:s/></text:p>
          </table:table-cell>
          <table:table-cell office:value-type="string" table:style-name="ce1">
            <text:p>පදාර්ථයේ ව්‍යුහය<text:s/></text:p>
          </table:table-cell>
          <table:table-cell office:value-type="string" table:style-name="ce1">
            <text:p><text:s/>රසායනික සූත්‍ර</text:p>
          </table:table-cell>
          <table:table-cell table:number-columns-repeated="16374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1-3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චලිතය පිළිබඳ නිවුටන් නියම</text:p>
          </table:table-cell>
          <table:table-cell office:value-type="string" table:style-name="ce1">
            <text:p>චලිතය පිළිබඳ නිවුටන් නියම</text:p>
          </table:table-cell>
          <table:table-cell office:value-type="string" table:style-name="ce1">
            <text:p>බලයේ ස්වභාවය හා එහි බලපෑම</text:p>
          </table:table-cell>
          <table:table-cell table:number-columns-repeated="16374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1-31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චලිතය පිළිබඳ නිවුටන් නියම</text:p>
          </table:table-cell>
          <table:table-cell office:value-type="string" table:style-name="ce1">
            <text:p>චලිතය පිළිබඳ නිවුටන් නියම</text:p>
          </table:table-cell>
          <table:table-cell office:value-type="string" table:style-name="ce1">
            <text:p>නිව්ටන්ගේ පළමු නියමය<text:s/></text:p>
          </table:table-cell>
          <table:table-cell table:number-columns-repeated="16374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1-32</text:p>
          </table:table-cell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චලිතය පිළිබඳ නිවුටන් නියම</text:p>
          </table:table-cell>
          <table:table-cell office:value-type="string" table:style-name="ce1">
            <text:p>චලිතය පිළිබඳ නිවුටන් නියම</text:p>
          </table:table-cell>
          <table:table-cell office:value-type="string" table:style-name="ce1">
            <text:p>නිව්ටන්ගේ දෙවන නියමය සත්‍යාපනය කිරීම<text:s/></text:p>
          </table:table-cell>
          <table:table-cell table:number-columns-repeated="16374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1-33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චලිතය පිළිබඳ නිවුටන් නියම</text:p>
          </table:table-cell>
          <table:table-cell office:value-type="string" table:style-name="ce1">
            <text:p>චලිතය පිළිබඳ නිවුටන් නියම</text:p>
          </table:table-cell>
          <table:table-cell office:value-type="string" table:style-name="ce1">
            <text:p>ස්කන්ධය හා බර</text:p>
          </table:table-cell>
          <table:table-cell table:number-columns-repeated="16374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1-34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ඝර්ෂණ<text:s/></text:p>
          </table:table-cell>
          <table:table-cell office:value-type="string" table:style-name="ce1">
            <text:p>ඝර්ෂණ<text:s/></text:p>
          </table:table-cell>
          <table:table-cell office:value-type="string" table:style-name="ce1">
            <text:p>ඝර්ෂණ බල ඒවා ක්‍රියා කරන අවස්ථා අනුව ආකාර තුනකට බෙදිය හැකිය<text:s/></text:p>
          </table:table-cell>
          <table:table-cell table:number-columns-repeated="16374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1-35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ඝර්ෂණ<text:s/></text:p>
          </table:table-cell>
          <table:table-cell office:value-type="string" table:style-name="ce1">
            <text:p>ඝර්ෂණ<text:s/></text:p>
          </table:table-cell>
          <table:table-cell office:value-type="string" table:style-name="ce1">
            <text:p>ඝර්ෂණ සදහා බලපාන සාධක<text:s/></text:p>
          </table:table-cell>
          <table:table-cell table:number-columns-repeated="16374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2-0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මූලද්‍රව්‍ය හා සංයෝග ප්‍රමාණනය</text:p>
          </table:table-cell>
          <table:table-cell office:value-type="string" table:style-name="ce1">
            <text:p>මූලද්‍රව්‍ය හා සංයෝග ප්‍රමාණනය</text:p>
          </table:table-cell>
          <table:table-cell office:value-type="string" table:style-name="ce1">
            <text:p>සාපේක්ෂ අනුක ස්කන්ධය<text:s/></text:p>
          </table:table-cell>
          <table:table-cell table:number-columns-repeated="16374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2-0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මූලද්‍රව්‍ය හා සංයෝග ප්‍රමාණනය</text:p>
          </table:table-cell>
          <table:table-cell office:value-type="string" table:style-name="ce1">
            <text:p>මූලද්‍රව්‍ය හා සංයෝග ප්‍රමාණනය</text:p>
          </table:table-cell>
          <table:table-cell office:value-type="string" table:style-name="ce1">
            <text:p>පරමාණු ස්කන්ද ඒකකය<text:s/></text:p>
          </table:table-cell>
          <table:table-cell table:number-columns-repeated="16374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2-0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මූලද්‍රව්‍ය සංයෝග හා ප‍්‍රමාණනය</text:p>
          </table:table-cell>
          <table:table-cell office:value-type="string" table:style-name="ce1">
            <text:p>මූලද්‍රව්‍ය සංයෝග හා ප‍්‍රමාණනය</text:p>
          </table:table-cell>
          <table:table-cell office:value-type="string" table:style-name="ce1">
            <text:p>සාපේක්ෂ පරමාණුක ස්කන්දය</text:p>
          </table:table-cell>
          <table:table-cell table:number-columns-repeated="16374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2-0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මූලද්‍රව්‍ය සංයෝග හා ප‍්‍රමාණනය</text:p>
          </table:table-cell>
          <table:table-cell office:value-type="string" table:style-name="ce1">
            <text:p>මූලද්‍රව්‍ය සංයෝග හා ප‍්‍රමාණනය</text:p>
          </table:table-cell>
          <table:table-cell office:value-type="string" table:style-name="ce1">
            <text:p>සංයෝගවල සාපේක්ෂ අනුක ස්කන්දය<text:s/></text:p>
          </table:table-cell>
          <table:table-cell table:number-columns-repeated="16374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2-06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මූලද්‍රව්‍ය සංයෝග හා ප‍්‍රමාණනය</text:p>
          </table:table-cell>
          <table:table-cell office:value-type="string" table:style-name="ce1">
            <text:p>මූලද්‍රව්‍ය සංයෝග හා ප‍්‍රමාණනය</text:p>
          </table:table-cell>
          <table:table-cell office:value-type="string" table:style-name="ce1">
            <text:p>ඇවගාඩ්රෝ නියතය</text:p>
          </table:table-cell>
          <table:table-cell table:number-columns-repeated="16374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2-07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මූලද්‍රව්‍ය සංයෝග හා ප‍්‍රමාණනය</text:p>
          </table:table-cell>
          <table:table-cell office:value-type="string" table:style-name="ce1">
            <text:p>මූලද්‍රව්‍ය සංයෝග හා ප‍්‍රමාණනය</text:p>
          </table:table-cell>
          <table:table-cell office:value-type="string" table:style-name="ce1">
            <text:p>මවුලය හැදින්වීම<text:s/></text:p>
          </table:table-cell>
          <table:table-cell table:number-columns-repeated="16374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2-08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මූලද්‍රව්‍ය සංයෝග හා ප‍්‍රමාණනය</text:p>
          </table:table-cell>
          <table:table-cell office:value-type="string" table:style-name="ce1">
            <text:p>මූලද්‍රව්‍ය සංයෝග හා ප‍්‍රමාණනය</text:p>
          </table:table-cell>
          <table:table-cell office:value-type="string" table:style-name="ce1">
            <text:p>මවුලය ස්කන්දය<text:s/></text:p>
          </table:table-cell>
          <table:table-cell table:number-columns-repeated="16374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2-09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මූලද්‍රව්‍ය සංයෝග හා ප‍්‍රමාණනය</text:p>
          </table:table-cell>
          <table:table-cell office:value-type="string" table:style-name="ce1">
            <text:p>මූලද්‍රව්‍ය සංයෝග හා ප‍්‍රමාණනය</text:p>
          </table:table-cell>
          <table:table-cell office:value-type="string" table:style-name="ce1">
            <text:p>මවුලය ස්කන්දය ගණනය කිරීම<text:s/></text:p>
          </table:table-cell>
          <table:table-cell table:number-columns-repeated="16374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2-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ජීවීන්ගේ ලාක්ෂණික<text:s/></text:p>
          </table:table-cell>
          <table:table-cell office:value-type="string" table:style-name="ce1">
            <text:p>ජීවීන්ගේ ලාක්ෂණික<text:s/></text:p>
          </table:table-cell>
          <table:table-cell office:value-type="string" table:style-name="ce1">
            <text:p>ජීවීන්ගේ ලාක්ෂණික හැදින්වීම</text:p>
          </table:table-cell>
          <table:table-cell table:number-columns-repeated="16374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2-11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ජීවීන්ගේ ලාක්ෂණික<text:s/></text:p>
          </table:table-cell>
          <table:table-cell office:value-type="string" table:style-name="ce1">
            <text:p>ජීවීන්ගේ ලාක්ෂණික<text:s/></text:p>
          </table:table-cell>
          <table:table-cell office:value-type="string" table:style-name="ce1">
            <text:p>ජීවීන්ගේ සංවිධාන මට්ටම්<text:s/></text:p>
          </table:table-cell>
          <table:table-cell table:number-columns-repeated="16374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2-12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ජීවීන්ගේ ලාක්ෂණික<text:s/></text:p>
          </table:table-cell>
          <table:table-cell office:value-type="string" table:style-name="ce1">
            <text:p>ජීවීන්ගේ ලාක්ෂණික<text:s/></text:p>
          </table:table-cell>
          <table:table-cell office:value-type="string" table:style-name="ce1">
            <text:p><text:s/>පෝෂණය හා බහිස්ස්‍රාවය</text:p>
          </table:table-cell>
          <table:table-cell table:number-columns-repeated="16374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2-14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ජීවීන්ගේ ලාක්ෂණික<text:s/></text:p>
          </table:table-cell>
          <table:table-cell office:value-type="string" table:style-name="ce1">
            <text:p>ජීවීන්ගේ ලාක්ෂණික<text:s/></text:p>
          </table:table-cell>
          <table:table-cell office:value-type="string" table:style-name="ce1">
            <text:p><text:s text:c="2"/>චලනය ප්‍රජනනය වර්ධනය හා විකශනය</text:p>
          </table:table-cell>
          <table:table-cell table:number-columns-repeated="16374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2-15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සම්ප‍්‍රයුක්ත බලය</text:p>
          </table:table-cell>
          <table:table-cell office:value-type="string" table:style-name="ce1">
            <text:p>සම්ප‍්‍රයුක්ත බලය</text:p>
          </table:table-cell>
          <table:table-cell office:value-type="string" table:style-name="ce1">
            <text:p>බල සම්ප‍්‍රයුක්තය<text:s/></text:p>
          </table:table-cell>
          <table:table-cell table:number-columns-repeated="16374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2-16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රසායනික බන්ධන</text:p>
          </table:table-cell>
          <table:table-cell office:value-type="string" table:style-name="ce1">
            <text:p>රසායනික බන්ධන</text:p>
          </table:table-cell>
          <table:table-cell office:value-type="string" table:style-name="ce1">
            <text:p>රසායනික බන්ධන හැදින්වීම</text:p>
          </table:table-cell>
          <table:table-cell table:number-columns-repeated="16374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2-17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රසායනික බන්ධන</text:p>
          </table:table-cell>
          <table:table-cell office:value-type="string" table:style-name="ce1">
            <text:p>රසායනික බන්ධන</text:p>
          </table:table-cell>
          <table:table-cell office:value-type="string" table:style-name="ce1">
            <text:p><text:s/>අයනික සංයෝග</text:p>
          </table:table-cell>
          <table:table-cell table:number-columns-repeated="16374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2-18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රසායනික බන්ධන</text:p>
          </table:table-cell>
          <table:table-cell office:value-type="string" table:style-name="ce1">
            <text:p>රසායනික බන්ධන</text:p>
          </table:table-cell>
          <table:table-cell office:value-type="string" table:style-name="ce1">
            <text:p>අයනික බන්ධන<text:s/></text:p>
          </table:table-cell>
          <table:table-cell table:number-columns-repeated="16374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2-19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රසායනික බන්ධන</text:p>
          </table:table-cell>
          <table:table-cell office:value-type="string" table:style-name="ce1">
            <text:p>රසායනික බන්ධන</text:p>
          </table:table-cell>
          <table:table-cell office:value-type="string" table:style-name="ce1">
            <text:p><text:s/>සහසංයුජ බන්ධන</text:p>
          </table:table-cell>
          <table:table-cell table:number-columns-repeated="16374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2-2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රසායනික බන්ධන</text:p>
          </table:table-cell>
          <table:table-cell office:value-type="string" table:style-name="ce1">
            <text:p>රසායනික බන්ධන</text:p>
          </table:table-cell>
          <table:table-cell office:value-type="string" table:style-name="ce1">
            <text:p><text:s/>සහසංයුජ බන්ධන නිරූපනය</text:p>
          </table:table-cell>
          <table:table-cell table:number-columns-repeated="16374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2-21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රසායනික බන්ධන</text:p>
          </table:table-cell>
          <table:table-cell office:value-type="string" table:style-name="ce1">
            <text:p>රසායනික බන්ධන</text:p>
          </table:table-cell>
          <table:table-cell office:value-type="string" table:style-name="ce1">
            <text:p><text:s/>බන්ධනවල ධ්‍රැවීයතාව</text:p>
          </table:table-cell>
          <table:table-cell table:number-columns-repeated="16374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2-22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රසායනික බන්ධන</text:p>
          </table:table-cell>
          <table:table-cell office:value-type="string" table:style-name="ce1">
            <text:p>රසායනික බන්ධන</text:p>
          </table:table-cell>
          <table:table-cell office:value-type="string" table:style-name="ce1">
            <text:p>අයනික හා සහසංයුජ සංයෝගවල ගුණ</text:p>
          </table:table-cell>
          <table:table-cell table:number-columns-repeated="16374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2-23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බලයක භ්‍රමණ ආචරණය</text:p>
          </table:table-cell>
          <table:table-cell office:value-type="string" table:style-name="ce1">
            <text:p>බලයක භ්‍රමණ ආචරණය</text:p>
          </table:table-cell>
          <table:table-cell office:value-type="string" table:style-name="ce1">
            <text:p>බල ඝූර්ණය</text:p>
          </table:table-cell>
          <table:table-cell table:number-columns-repeated="16374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2-24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බල සමතුලිතතාව<text:s/></text:p>
          </table:table-cell>
          <table:table-cell office:value-type="string" table:style-name="ce1">
            <text:p>බල සමතුලිතතාව<text:s/></text:p>
          </table:table-cell>
          <table:table-cell office:value-type="string" table:style-name="ce1">
            <text:p>බල සමතුලිතතාව හැඳින්වීම</text:p>
          </table:table-cell>
          <table:table-cell table:number-columns-repeated="16374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2-26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ජෛව ලෝකය</text:p>
          </table:table-cell>
          <table:table-cell office:value-type="string" table:style-name="ce1">
            <text:p>ජෛව ලෝකය</text:p>
          </table:table-cell>
          <table:table-cell office:value-type="string" table:style-name="ce1">
            <text:p>ජීවින් වර්ගීකරණය<text:s/></text:p>
          </table:table-cell>
          <table:table-cell table:number-columns-repeated="16374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2-27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ජෛව ලෝකය</text:p>
          </table:table-cell>
          <table:table-cell office:value-type="string" table:style-name="ce1">
            <text:p>ජෛව ලෝකය</text:p>
          </table:table-cell>
          <table:table-cell office:value-type="string" table:style-name="ce1">
            <text:p>අධිරාජධානි වර්ගීකරණය<text:s/></text:p>
          </table:table-cell>
          <table:table-cell table:number-columns-repeated="16374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2-28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ජෛව ලෝකය</text:p>
          </table:table-cell>
          <table:table-cell office:value-type="string" table:style-name="ce1">
            <text:p>ජෛව ලෝකය</text:p>
          </table:table-cell>
          <table:table-cell office:value-type="string" table:style-name="ce1">
            <text:p>ඉයුකැරියා අධිරාජධානිය</text:p>
          </table:table-cell>
          <table:table-cell table:number-columns-repeated="16374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2-29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ජෛව ලෝකය</text:p>
          </table:table-cell>
          <table:table-cell office:value-type="string" table:style-name="ce1">
            <text:p>ජෛව ලෝකය</text:p>
          </table:table-cell>
          <table:table-cell office:value-type="string" table:style-name="ce1">
            <text:p>අපුෂ්ප ශාක වර්ගීකරණය<text:s/></text:p>
          </table:table-cell>
          <table:table-cell table:number-columns-repeated="16374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2-3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ජෛව ලෝකය</text:p>
          </table:table-cell>
          <table:table-cell office:value-type="string" table:style-name="ce1">
            <text:p>ජෛව ලෝකය</text:p>
          </table:table-cell>
          <table:table-cell office:value-type="string" table:style-name="ce1">
            <text:p>සපුෂ්ප ශාක</text:p>
          </table:table-cell>
          <table:table-cell table:number-columns-repeated="16374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2-31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ජෛව ලෝකය</text:p>
          </table:table-cell>
          <table:table-cell office:value-type="string" table:style-name="ce1">
            <text:p>ජෛව ලෝකය</text:p>
          </table:table-cell>
          <table:table-cell office:value-type="string" table:style-name="ce1">
            <text:p>පෘෂ්ඨවංශීන්<text:s/></text:p>
          </table:table-cell>
          <table:table-cell table:number-columns-repeated="16374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2-32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ජෛව ලෝකය</text:p>
          </table:table-cell>
          <table:table-cell office:value-type="string" table:style-name="ce1">
            <text:p>ජෛව ලෝකය</text:p>
          </table:table-cell>
          <table:table-cell office:value-type="string" table:style-name="ce1">
            <text:p>ඇනමාලියා රාජධානියේ කොටස්<text:s/></text:p>
          </table:table-cell>
          <table:table-cell table:number-columns-repeated="16374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2-34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ජෛව ලෝකය</text:p>
          </table:table-cell>
          <table:table-cell office:value-type="string" table:style-name="ce1">
            <text:p>ජෛව ලෝකය</text:p>
          </table:table-cell>
          <table:table-cell office:value-type="string" table:style-name="ce1">
            <text:p>ජීවින් අතර පවත්නා විවිධත්වය<text:s/></text:p>
          </table:table-cell>
          <table:table-cell table:number-columns-repeated="16374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2-36</text:p>
          </table:table-cell>
          <table:table-cell office:value-type="float" office:value="36" table:style-name="ce1">
            <text:p>36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ජෛව ලෝකය</text:p>
          </table:table-cell>
          <table:table-cell office:value-type="string" table:style-name="ce1">
            <text:p>ජෛව ලෝකය</text:p>
          </table:table-cell>
          <table:table-cell office:value-type="string" table:style-name="ce1">
            <text:p>මෙන්ඩල්ගේ පරික්ෂණය<text:s/></text:p>
          </table:table-cell>
          <table:table-cell table:number-columns-repeated="16374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2-37</text:p>
          </table:table-cell>
          <table:table-cell office:value-type="float" office:value="37" table:style-name="ce1">
            <text:p>37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ජෛව ලෝකය</text:p>
          </table:table-cell>
          <table:table-cell office:value-type="string" table:style-name="ce1">
            <text:p>ජෛව ලෝකය</text:p>
          </table:table-cell>
          <table:table-cell office:value-type="string" table:style-name="ce1">
            <text:p>ඒකාංග මුහුමක ලක්ෂණ ප්‍රවේණිගත වීම 1</text:p>
          </table:table-cell>
          <table:table-cell table:number-columns-repeated="16374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2-41</text:p>
          </table:table-cell>
          <table:table-cell office:value-type="float" office:value="41" table:style-name="ce1">
            <text:p>41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ජෛව ලෝකය</text:p>
          </table:table-cell>
          <table:table-cell office:value-type="string" table:style-name="ce1">
            <text:p>ජෛව ලෝකය</text:p>
          </table:table-cell>
          <table:table-cell office:value-type="string" table:style-name="ce1">
            <text:p>මානව ප්‍රවේණික අබාධ<text:s/></text:p>
          </table:table-cell>
          <table:table-cell table:number-columns-repeated="16374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2-43</text:p>
          </table:table-cell>
          <table:table-cell office:value-type="float" office:value="43" table:style-name="ce1">
            <text:p>43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ජෛව ලෝකය</text:p>
          </table:table-cell>
          <table:table-cell office:value-type="string" table:style-name="ce1">
            <text:p>ජෛව ලෝකය</text:p>
          </table:table-cell>
          <table:table-cell office:value-type="string" table:style-name="ce1">
            <text:p>අපෘෂ්ඨවංශීන්<text:s/></text:p>
          </table:table-cell>
          <table:table-cell table:number-columns-repeated="16374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2-44</text:p>
          </table:table-cell>
          <table:table-cell office:value-type="float" office:value="44" table:style-name="ce1">
            <text:p>44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ජීවින්ගේ ලාක්ෂණික<text:s text:c="2"/></text:p>
          </table:table-cell>
          <table:table-cell office:value-type="string" table:style-name="ce1">
            <text:p>ජීවින්ගේ ලාක්ෂණික<text:s text:c="2"/></text:p>
          </table:table-cell>
          <table:table-cell office:value-type="string" table:style-name="ce1">
            <text:p>සෛලීය සංවිධානය</text:p>
          </table:table-cell>
          <table:table-cell table:number-columns-repeated="16374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3-0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ද්‍රවස්ථිති පීඩනය හා එහි යෙදීම්</text:p>
          </table:table-cell>
          <table:table-cell office:value-type="string" table:style-name="ce1">
            <text:p>ද්‍රවස්ථිති පීඩනය හා එහි යෙදීම්</text:p>
          </table:table-cell>
          <table:table-cell office:value-type="string" table:style-name="ce1">
            <text:p>පීඩනය</text:p>
          </table:table-cell>
          <table:table-cell table:number-columns-repeated="16374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3-0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ද්‍රවස්ථිති පීඩනය හා එහි යෙදීම්</text:p>
          </table:table-cell>
          <table:table-cell office:value-type="string" table:style-name="ce1">
            <text:p>ද්‍රවස්ථිති පීඩනය හා එහි යෙදීම්</text:p>
          </table:table-cell>
          <table:table-cell office:value-type="string" table:style-name="ce1">
            <text:p>ද්‍රව පීඩනය</text:p>
          </table:table-cell>
          <table:table-cell table:number-columns-repeated="16374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3-0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ද්‍රවස්ථිති පීඩනය හා එහි යෙදීම්</text:p>
          </table:table-cell>
          <table:table-cell office:value-type="string" table:style-name="ce1">
            <text:p>ද්‍රවස්ථිති පීඩනය හා එහි යෙදීම්</text:p>
          </table:table-cell>
          <table:table-cell office:value-type="string" table:style-name="ce1">
            <text:p><text:s text:c="2"/>ද්‍රව මගින් පීඩනය සම්ප්‍රේෂණය<text:s/></text:p>
          </table:table-cell>
          <table:table-cell table:number-columns-repeated="16374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3-0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ද්‍රවස්ථිති පීඩනය හා එහි යෙදීම්</text:p>
          </table:table-cell>
          <table:table-cell office:value-type="string" table:style-name="ce1">
            <text:p>ද්‍රවස්ථිති පීඩනය හා එහි යෙදීම්</text:p>
          </table:table-cell>
          <table:table-cell office:value-type="string" table:style-name="ce1">
            <text:p><text:s/>වායු පීඩනය<text:s/></text:p>
          </table:table-cell>
          <table:table-cell table:number-columns-repeated="16374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3-0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ද්‍රවස්ථිති පීඩනය හා එහි යෙදීම්</text:p>
          </table:table-cell>
          <table:table-cell office:value-type="string" table:style-name="ce1">
            <text:p>ද්‍රවස්ථිති පීඩනය හා එහි යෙදීම්</text:p>
          </table:table-cell>
          <table:table-cell office:value-type="string" table:style-name="ce1">
            <text:p><text:s/>වායුගෝලීය <text:s/>පීඩනය<text:s/></text:p>
          </table:table-cell>
          <table:table-cell table:number-columns-repeated="16374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3-06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ද්‍රවස්ථිති පීඩනය හා එහි යෙදීම්</text:p>
          </table:table-cell>
          <table:table-cell office:value-type="string" table:style-name="ce1">
            <text:p>ද්‍රවස්ථිති පීඩනය හා එහි යෙදීම්</text:p>
          </table:table-cell>
          <table:table-cell office:value-type="string" table:style-name="ce1">
            <text:p>එදිනෙදා කටයුතු වලදී වායුගෝල පීඩනය භාවිතා කිරීම<text:s/></text:p>
          </table:table-cell>
          <table:table-cell table:number-columns-repeated="16374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3-07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ද්‍රවස්ථිති පීඩනය හා එහි යෙදීම්</text:p>
          </table:table-cell>
          <table:table-cell office:value-type="string" table:style-name="ce1">
            <text:p>ද්‍රවස්ථිති පීඩනය හා එහි යෙදීම්</text:p>
          </table:table-cell>
          <table:table-cell office:value-type="string" table:style-name="ce1">
            <text:p><text:s/>ඉපිලීම</text:p>
          </table:table-cell>
          <table:table-cell table:number-columns-repeated="16374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3-08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ද්‍රවස්ථිති පීඩනය හා එහි යෙදීම්</text:p>
          </table:table-cell>
          <table:table-cell office:value-type="string" table:style-name="ce1">
            <text:p>ද්‍රවස්ථිති පීඩනය හා එහි යෙදීම්</text:p>
          </table:table-cell>
          <table:table-cell office:value-type="string" table:style-name="ce1">
            <text:p>ආකිමිඩිස් මුලධර්මය<text:s/></text:p>
          </table:table-cell>
          <table:table-cell table:number-columns-repeated="16374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3-09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<text:s/>පදාර්ථයේ වෙනස් වීම්<text:s/></text:p>
          </table:table-cell>
          <table:table-cell office:value-type="string" table:style-name="ce1">
            <text:p><text:s/>පදාර්ථයේ වෙනස් වීම්<text:s/></text:p>
          </table:table-cell>
          <table:table-cell office:value-type="string" table:style-name="ce1">
            <text:p>පදාර්ථ වෙනස් වීමකට බාජනය වීම<text:s/></text:p>
          </table:table-cell>
          <table:table-cell table:number-columns-repeated="16374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3-11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<text:s/>පදාර්ථයේ වෙනස් වීම්<text:s/></text:p>
          </table:table-cell>
          <table:table-cell office:value-type="string" table:style-name="ce1">
            <text:p><text:s/>පදාර්ථයේ වෙනස් වීම්<text:s/></text:p>
          </table:table-cell>
          <table:table-cell office:value-type="string" table:style-name="ce1">
            <text:p>රසායනික ප්‍රතික්‍රිය<text:s/></text:p>
          </table:table-cell>
          <table:table-cell table:number-columns-repeated="16374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3-12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<text:s/>පදාර්ථයේ වෙනස් වීම්<text:s/></text:p>
          </table:table-cell>
          <table:table-cell office:value-type="string" table:style-name="ce1">
            <text:p><text:s/>පදාර්ථයේ වෙනස් වීම්<text:s/></text:p>
          </table:table-cell>
          <table:table-cell office:value-type="string" table:style-name="ce1">
            <text:p>රසායනික ප්‍රතික්‍රියා<text:s/></text:p>
          </table:table-cell>
          <table:table-cell table:number-columns-repeated="16374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3-13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<text:s/>පදාර්ථයේ වෙනස් වීම්<text:s/></text:p>
          </table:table-cell>
          <table:table-cell office:value-type="string" table:style-name="ce1">
            <text:p><text:s/>පදාර්ථයේ වෙනස් වීම්<text:s/></text:p>
          </table:table-cell>
          <table:table-cell office:value-type="string" table:style-name="ce1">
            <text:p><text:s text:c="3"/>රසායනික සමීකරණ<text:s/></text:p>
          </table:table-cell>
          <table:table-cell table:number-columns-repeated="16374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3-14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<text:s/>පදාර්ථයේ වෙනස් වීම්<text:s/></text:p>
          </table:table-cell>
          <table:table-cell office:value-type="string" table:style-name="ce1">
            <text:p><text:s/>පදාර්ථයේ වෙනස් වීම්<text:s/></text:p>
          </table:table-cell>
          <table:table-cell office:value-type="string" table:style-name="ce1">
            <text:p><text:s/>ලෝහවල ප්‍රතික්‍රියතාව<text:s/></text:p>
          </table:table-cell>
          <table:table-cell table:number-columns-repeated="16374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3-15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<text:s/>පදාර්ථයේ වෙනස් වීම්<text:s/></text:p>
          </table:table-cell>
          <table:table-cell office:value-type="string" table:style-name="ce1">
            <text:p><text:s/>පදාර්ථයේ වෙනස් වීම්<text:s/></text:p>
          </table:table-cell>
          <table:table-cell office:value-type="string" table:style-name="ce1">
            <text:p>ලෝහ තනුක අම්ල සමග දක්වන ප්‍රතික්‍රියා<text:s/></text:p>
          </table:table-cell>
          <table:table-cell table:number-columns-repeated="16374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3-16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<text:s/>පදාර්ථයේ වෙනස් වීම්<text:s/></text:p>
          </table:table-cell>
          <table:table-cell office:value-type="string" table:style-name="ce1">
            <text:p><text:s/>පදාර්ථයේ වෙනස් වීම්<text:s/></text:p>
          </table:table-cell>
          <table:table-cell office:value-type="string" table:style-name="ce1">
            <text:p>ලෝහ සමග වෙනත් ලෝහ ලවන ද්‍රාවන දක්වන ප්‍රතික්‍රියා<text:s/></text:p>
          </table:table-cell>
          <table:table-cell table:number-columns-repeated="16374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3-17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<text:s/>පදාර්ථයේ වෙනස් වීම්<text:s/></text:p>
          </table:table-cell>
          <table:table-cell office:value-type="string" table:style-name="ce1">
            <text:p><text:s/>පදාර්ථයේ වෙනස් වීම්<text:s/></text:p>
          </table:table-cell>
          <table:table-cell office:value-type="string" table:style-name="ce1">
            <text:p>සක්‍රියතා ශ්‍රේණිය<text:s/></text:p>
          </table:table-cell>
          <table:table-cell table:number-columns-repeated="16374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3-18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<text:s/>පදාර්ථයේ වෙනස් වීම්<text:s/></text:p>
          </table:table-cell>
          <table:table-cell office:value-type="string" table:style-name="ce1">
            <text:p><text:s/>පදාර්ථයේ වෙනස් වීම්<text:s/></text:p>
          </table:table-cell>
          <table:table-cell office:value-type="string" table:style-name="ce1">
            <text:p>යකඩ නිස්සාරණය<text:s/></text:p>
          </table:table-cell>
          <table:table-cell table:number-columns-repeated="16374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3-2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<text:s/>පදාර්ථයේ වෙනස් වීම්<text:s/></text:p>
          </table:table-cell>
          <table:table-cell office:value-type="string" table:style-name="ce1">
            <text:p><text:s/>පදාර්ථයේ වෙනස් වීම්<text:s/></text:p>
          </table:table-cell>
          <table:table-cell office:value-type="string" table:style-name="ce1">
            <text:p>ඔක්සිජන් වායුව<text:s/></text:p>
          </table:table-cell>
          <table:table-cell table:number-columns-repeated="16374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3-21</text:p>
          </table:table-cell>
          <table:table-cell office:value-type="float" office:value="21" table:style-name="ce1">
            <text:p>21</text:p>
          </table:table-cell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<text:s/>පදාර්ථයේ වෙනස් වීම්<text:s/></text:p>
          </table:table-cell>
          <table:table-cell office:value-type="string" table:style-name="ce1">
            <text:p><text:s/>පදාර්ථයේ වෙනස් වීම්<text:s/></text:p>
          </table:table-cell>
          <table:table-cell office:value-type="string" table:style-name="ce1">
            <text:p>කාබන්ඩයොක්සයිඩ් වායුව<text:s/></text:p>
          </table:table-cell>
          <table:table-cell table:number-columns-repeated="16374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3-22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<text:s/>ප්‍රතික්‍රියා <text:s/>ශීඝ්‍රතාව</text:p>
          </table:table-cell>
          <table:table-cell office:value-type="string" table:style-name="ce1">
            <text:p><text:s/>ප්‍රතික්‍රියා <text:s/>ශීඝ්‍රතාව</text:p>
          </table:table-cell>
          <table:table-cell office:value-type="string" table:style-name="ce1">
            <text:p>වේගයෙන් සහ සෙමින් සිදුවන ප්‍රතික්‍රියා<text:s/></text:p>
          </table:table-cell>
          <table:table-cell table:number-columns-repeated="16374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3-23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<text:s/>ප්‍රතික්‍රියා <text:s/>ශීඝ්‍රතාව</text:p>
          </table:table-cell>
          <table:table-cell office:value-type="string" table:style-name="ce1">
            <text:p><text:s/>ප්‍රතික්‍රියා <text:s/>ශීඝ්‍රතාව</text:p>
          </table:table-cell>
          <table:table-cell office:value-type="string" table:style-name="ce1">
            <text:p><text:s/>ප්‍රතික්‍රියා ශීඝ්‍රතාව කෙරෙහි බලපාන සාධක I</text:p>
          </table:table-cell>
          <table:table-cell table:number-columns-repeated="16374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3-24</text:p>
          </table:table-cell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<text:s/>ප්‍රතික්‍රියා <text:s/>ශීඝ්‍රතාව</text:p>
          </table:table-cell>
          <table:table-cell office:value-type="string" table:style-name="ce1">
            <text:p><text:s/>ප්‍රතික්‍රියා <text:s/>ශීඝ්‍රතාව</text:p>
          </table:table-cell>
          <table:table-cell office:value-type="string" table:style-name="ce1">
            <text:p><text:s/>ප්‍රතික්‍රියා ශීඝ්‍රතාව කෙරෙහි බලපාන සාධක ii</text:p>
          </table:table-cell>
          <table:table-cell table:number-columns-repeated="16374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3-25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<text:s/>ප්‍රතික්‍රියා <text:s/>ශීඝ්‍රතාව</text:p>
          </table:table-cell>
          <table:table-cell office:value-type="string" table:style-name="ce1">
            <text:p><text:s/>ප්‍රතික්‍රියා <text:s/>ශීඝ්‍රතාව</text:p>
          </table:table-cell>
          <table:table-cell office:value-type="string" table:style-name="ce1">
            <text:p>උත්පේරක<text:s/></text:p>
          </table:table-cell>
          <table:table-cell table:number-columns-repeated="16374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3-26</text:p>
          </table:table-cell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කාර්යය , ශක්තිය හා ජවය</text:p>
          </table:table-cell>
          <table:table-cell office:value-type="string" table:style-name="ce1">
            <text:p>කාර්යය , ශක්තිය හා ජවය</text:p>
          </table:table-cell>
          <table:table-cell office:value-type="string" table:style-name="ce1">
            <text:p>කාර්යය</text:p>
          </table:table-cell>
          <table:table-cell table:number-columns-repeated="16374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3-27</text:p>
          </table:table-cell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කාර්යය , ශක්තිය හා ජවය</text:p>
          </table:table-cell>
          <table:table-cell office:value-type="string" table:style-name="ce1">
            <text:p>කාර්යය , ශක්තිය හා ජවය</text:p>
          </table:table-cell>
          <table:table-cell office:value-type="string" table:style-name="ce1">
            <text:p>ශක්තිය</text:p>
          </table:table-cell>
          <table:table-cell table:number-columns-repeated="16374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3-28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කාර්යය , ශක්තිය හා ජවය</text:p>
          </table:table-cell>
          <table:table-cell office:value-type="string" table:style-name="ce1">
            <text:p>කාර්යය , ශක්තිය හා ජවය</text:p>
          </table:table-cell>
          <table:table-cell office:value-type="string" table:style-name="ce1">
            <text:p>එදිනෙදා ජීවිතයේදී ශක්තිය යොදාගන්නා අවස්ථා<text:s/></text:p>
          </table:table-cell>
          <table:table-cell table:number-columns-repeated="16374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3-29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කාර්යය , ශක්තිය හා ජවය</text:p>
          </table:table-cell>
          <table:table-cell office:value-type="string" table:style-name="ce1">
            <text:p>කාර්යය , ශක්තිය හා ජවය</text:p>
          </table:table-cell>
          <table:table-cell office:value-type="string" table:style-name="ce1">
            <text:p>ජවය හෙවත් කාර්යක්ෂමතාව<text:s/></text:p>
          </table:table-cell>
          <table:table-cell table:number-columns-repeated="16374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3-30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<text:s/>ධාරා විද්‍යුතය<text:s/></text:p>
          </table:table-cell>
          <table:table-cell office:value-type="string" table:style-name="ce1">
            <text:p><text:s/>ධාරා විද්‍යුතය<text:s/></text:p>
          </table:table-cell>
          <table:table-cell office:value-type="string" table:style-name="ce1">
            <text:p>ස්ථිති විද්‍යුතය<text:s/></text:p>
          </table:table-cell>
          <table:table-cell table:number-columns-repeated="16374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3-31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ධාරා විද්‍යුතය</text:p>
          </table:table-cell>
          <table:table-cell office:value-type="string" table:style-name="ce1">
            <text:p>ධාරා විද්‍යුතය</text:p>
          </table:table-cell>
          <table:table-cell office:value-type="string" table:style-name="ce1">
            <text:p>ස්ථිති විද්‍යුතයයෙන් ධාරා විද්‍යුතය</text:p>
          </table:table-cell>
          <table:table-cell table:number-columns-repeated="16374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3-32</text:p>
          </table:table-cell>
          <table:table-cell office:value-type="float" office:value="32" table:style-name="ce1">
            <text:p>32</text:p>
          </table:table-cell>
          <table:table-cell office:value-type="float" office:value="3" table:style-name="ce1">
            <text:p>3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ධාරා විද්‍යුතය<text:s/></text:p>
          </table:table-cell>
          <table:table-cell office:value-type="string" table:style-name="ce1">
            <text:p>ධාරා විද්‍යුතය<text:s/></text:p>
          </table:table-cell>
          <table:table-cell office:value-type="string" table:style-name="ce1">
            <text:p>සන්නායක<text:s/></text:p>
          </table:table-cell>
          <table:table-cell table:number-columns-repeated="16374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3-33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ධාරා විද්‍යුතය<text:s/></text:p>
          </table:table-cell>
          <table:table-cell office:value-type="string" table:style-name="ce1">
            <text:p>ධාරා විද්‍යුතය<text:s/></text:p>
          </table:table-cell>
          <table:table-cell office:value-type="string" table:style-name="ce1">
            <text:p>විභව අන්තරය හා විද්‍යුත්ගාමක බලය<text:s/></text:p>
          </table:table-cell>
          <table:table-cell table:number-columns-repeated="16374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3-34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ධාරා විද්‍යුතය<text:s/></text:p>
          </table:table-cell>
          <table:table-cell office:value-type="string" table:style-name="ce1">
            <text:p>ධාරා විද්‍යුතය<text:s/></text:p>
          </table:table-cell>
          <table:table-cell office:value-type="string" table:style-name="ce1">
            <text:p>පරිපථයක විභව අන්තරය හා ධාරාව මැනීම<text:s/></text:p>
          </table:table-cell>
          <table:table-cell table:number-columns-repeated="16374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3-35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ධාරා විද්‍යුතය<text:s/></text:p>
          </table:table-cell>
          <table:table-cell office:value-type="string" table:style-name="ce1">
            <text:p>ධාරා විද්‍යුතය<text:s/></text:p>
          </table:table-cell>
          <table:table-cell office:value-type="string" table:style-name="ce1">
            <text:p>සන්නායකයක් තුලින් ගලන ධාරාව හා විභවය<text:s/></text:p>
          </table:table-cell>
          <table:table-cell table:number-columns-repeated="16374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3-36</text:p>
          </table:table-cell>
          <table:table-cell office:value-type="float" office:value="36" table:style-name="ce1">
            <text:p>36</text:p>
          </table:table-cell>
          <table:table-cell office:value-type="float" office:value="3" table:style-name="ce1">
            <text:p>3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ධාරා විද්‍යුතය<text:s/></text:p>
          </table:table-cell>
          <table:table-cell office:value-type="string" table:style-name="ce1">
            <text:p>ධාරා විද්‍යුතය<text:s/></text:p>
          </table:table-cell>
          <table:table-cell office:value-type="string" table:style-name="ce1">
            <text:p>ඕම් නියමය<text:s/></text:p>
          </table:table-cell>
          <table:table-cell table:number-columns-repeated="16374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3-37</text:p>
          </table:table-cell>
          <table:table-cell office:value-type="float" office:value="37" table:style-name="ce1">
            <text:p>37</text:p>
          </table:table-cell>
          <table:table-cell office:value-type="float" office:value="3" table:style-name="ce1">
            <text:p>3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ධාරා විද්‍යුතය<text:s/></text:p>
          </table:table-cell>
          <table:table-cell office:value-type="string" table:style-name="ce1">
            <text:p>ධාරා විද්‍යුතය<text:s/></text:p>
          </table:table-cell>
          <table:table-cell office:value-type="string" table:style-name="ce1">
            <text:p>සන්නාමය ප්‍රතිරෝදය කෙරෙහි බලපාන සාධක<text:s/></text:p>
          </table:table-cell>
          <table:table-cell table:number-columns-repeated="16374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3-38</text:p>
          </table:table-cell>
          <table:table-cell office:value-type="float" office:value="38" table:style-name="ce1">
            <text:p>38</text:p>
          </table:table-cell>
          <table:table-cell office:value-type="float" office:value="3" table:style-name="ce1">
            <text:p>3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ධාරා විද්‍යුතය<text:s/></text:p>
          </table:table-cell>
          <table:table-cell office:value-type="string" table:style-name="ce1">
            <text:p>ධාරා විද්‍යුතය<text:s/></text:p>
          </table:table-cell>
          <table:table-cell office:value-type="string" table:style-name="ce1">
            <text:p>පරිපථයක ගලායන විදුලි ධාරාව අවශ්‍යතාව මත පාලනය කිරීම කල හැකිය<text:s/></text:p>
          </table:table-cell>
          <table:table-cell table:number-columns-repeated="16374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3-39</text:p>
          </table:table-cell>
          <table:table-cell office:value-type="float" office:value="39" table:style-name="ce1">
            <text:p>39</text:p>
          </table:table-cell>
          <table:table-cell office:value-type="float" office:value="3" table:style-name="ce1">
            <text:p>3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ධාරා විද්‍යුතය<text:s/></text:p>
          </table:table-cell>
          <table:table-cell office:value-type="string" table:style-name="ce1">
            <text:p>ධාරා විද්‍යුතය<text:s/></text:p>
          </table:table-cell>
          <table:table-cell office:value-type="string" table:style-name="ce1">
            <text:p>ප්‍රතිරෝදක වර්ග<text:s/></text:p>
          </table:table-cell>
          <table:table-cell table:number-columns-repeated="16374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3-40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ධාරා විද්‍යුතය<text:s/></text:p>
          </table:table-cell>
          <table:table-cell office:value-type="string" table:style-name="ce1">
            <text:p>ධාරා විද්‍යුතය<text:s/></text:p>
          </table:table-cell>
          <table:table-cell office:value-type="string" table:style-name="ce1">
            <text:p>ප්‍රතිරෝදක වර්ණ කේත ක්‍රමය<text:s/></text:p>
          </table:table-cell>
          <table:table-cell table:number-columns-repeated="16374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3-41</text:p>
          </table:table-cell>
          <table:table-cell office:value-type="float" office:value="41" table:style-name="ce1">
            <text:p>41</text:p>
          </table:table-cell>
          <table:table-cell office:value-type="float" office:value="3" table:style-name="ce1">
            <text:p>3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ධාරා විද්‍යුතය<text:s/></text:p>
          </table:table-cell>
          <table:table-cell office:value-type="string" table:style-name="ce1">
            <text:p>ධාරා විද්‍යුතය<text:s/></text:p>
          </table:table-cell>
          <table:table-cell office:value-type="string" table:style-name="ce1">
            <text:p>හඩ පාලක ප්‍රතිරෝධක<text:s/></text:p>
          </table:table-cell>
          <table:table-cell table:number-columns-repeated="16374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3-42</text:p>
          </table:table-cell>
          <table:table-cell office:value-type="float" office:value="42" table:style-name="ce1">
            <text:p>42</text:p>
          </table:table-cell>
          <table:table-cell office:value-type="float" office:value="3" table:style-name="ce1">
            <text:p>3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ධාරා විද්‍යුතය<text:s/></text:p>
          </table:table-cell>
          <table:table-cell office:value-type="string" table:style-name="ce1">
            <text:p>ධාරා විද්‍යුතය<text:s/></text:p>
          </table:table-cell>
          <table:table-cell office:value-type="string" table:style-name="ce1">
            <text:p><text:s/>ප්‍රතිරෝධක පද්ධති<text:s/></text:p>
          </table:table-cell>
          <table:table-cell table:number-columns-repeated="16374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3-43</text:p>
          </table:table-cell>
          <table:table-cell office:value-type="float" office:value="43" table:style-name="ce1">
            <text:p>43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ජීවයේ අඛණ්ඩතාව<text:s/></text:p>
          </table:table-cell>
          <table:table-cell office:value-type="string" table:style-name="ce1">
            <text:p>ජීවයේ අඛණ්ඩතාව<text:s/></text:p>
          </table:table-cell>
          <table:table-cell office:value-type="string" table:style-name="ce1">
            <text:p>ප්‍රජනනය<text:s/></text:p>
          </table:table-cell>
          <table:table-cell table:number-columns-repeated="16374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3-44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ජීවයේ අඛණ්ඩතාව<text:s/></text:p>
          </table:table-cell>
          <table:table-cell office:value-type="string" table:style-name="ce1">
            <text:p>ජීවයේ අඛණ්ඩතාව<text:s/></text:p>
          </table:table-cell>
          <table:table-cell office:value-type="string" table:style-name="ce1">
            <text:p>කෘතීම වර්ධක ප්‍රචාරණය<text:s/></text:p>
          </table:table-cell>
          <table:table-cell table:number-columns-repeated="16374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3-45</text:p>
          </table:table-cell>
          <table:table-cell office:value-type="float" office:value="45" table:style-name="ce1">
            <text:p>45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ජීවයේ අඛණ්ඩතාව<text:s/></text:p>
          </table:table-cell>
          <table:table-cell office:value-type="string" table:style-name="ce1">
            <text:p>ජීවයේ අඛණ්ඩතාව<text:s/></text:p>
          </table:table-cell>
          <table:table-cell office:value-type="string" table:style-name="ce1">
            <text:p>ශාකවල ලිංගික ප්‍රජනනය<text:s/></text:p>
          </table:table-cell>
          <table:table-cell table:number-columns-repeated="16374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3-46</text:p>
          </table:table-cell>
          <table:table-cell office:value-type="float" office:value="46" table:style-name="ce1">
            <text:p>46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ජීවයේ අඛණ්ඩතාව<text:s/></text:p>
          </table:table-cell>
          <table:table-cell office:value-type="string" table:style-name="ce1">
            <text:p>ජීවයේ අඛණ්ඩතාව<text:s/></text:p>
          </table:table-cell>
          <table:table-cell office:value-type="string" table:style-name="ce1">
            <text:p>ශාකවල ලිංගික ප්‍රජනනය<text:s/></text:p>
          </table:table-cell>
          <table:table-cell table:number-columns-repeated="16374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3-47</text:p>
          </table:table-cell>
          <table:table-cell office:value-type="float" office:value="47" table:style-name="ce1">
            <text:p>47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ජීවයේ අඛණ්ඩතාව<text:s/></text:p>
          </table:table-cell>
          <table:table-cell office:value-type="string" table:style-name="ce1">
            <text:p>ජීවයේ අඛණ්ඩතාව<text:s/></text:p>
          </table:table-cell>
          <table:table-cell office:value-type="string" table:style-name="ce1">
            <text:p>මානව ප්‍රජනනය</text:p>
          </table:table-cell>
          <table:table-cell table:number-columns-repeated="16374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3-48</text:p>
          </table:table-cell>
          <table:table-cell office:value-type="float" office:value="48" table:style-name="ce1">
            <text:p>48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ජීවයේ අඛණ්ඩතාව<text:s/></text:p>
          </table:table-cell>
          <table:table-cell office:value-type="string" table:style-name="ce1">
            <text:p>ජීවයේ අඛණ්ඩතාව<text:s/></text:p>
          </table:table-cell>
          <table:table-cell office:value-type="string" table:style-name="ce1">
            <text:p>පුරුෂ ප්‍රජනනය පද්ධතිය</text:p>
          </table:table-cell>
          <table:table-cell table:number-columns-repeated="16374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3-49</text:p>
          </table:table-cell>
          <table:table-cell office:value-type="float" office:value="49" table:style-name="ce1">
            <text:p>49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ජීවයේ අඛණ්ඩතාව<text:s/></text:p>
          </table:table-cell>
          <table:table-cell office:value-type="string" table:style-name="ce1">
            <text:p>ජීවයේ අඛණ්ඩතාව<text:s/></text:p>
          </table:table-cell>
          <table:table-cell office:value-type="string" table:style-name="ce1">
            <text:p>ස්ත්‍රී ප්‍රජනකය පද්ධතිය</text:p>
          </table:table-cell>
          <table:table-cell table:number-columns-repeated="16374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3-50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ජීවයේ අඛණ්ඩතාව<text:s/></text:p>
          </table:table-cell>
          <table:table-cell office:value-type="string" table:style-name="ce1">
            <text:p>ජීවයේ අඛණ්ඩතාව<text:s/></text:p>
          </table:table-cell>
          <table:table-cell office:value-type="string" table:style-name="ce1">
            <text:p>ආර්තව චක්‍රය හෙවත් ඔසප් චක්‍රය<text:s/></text:p>
          </table:table-cell>
          <table:table-cell table:number-columns-repeated="16374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cience-10-03-51</text:p>
          </table:table-cell>
          <table:table-cell office:value-type="float" office:value="51" table:style-name="ce1">
            <text:p>51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ජීවයේ අඛණ්ඩතාව<text:s/></text:p>
          </table:table-cell>
          <table:table-cell office:value-type="string" table:style-name="ce1">
            <text:p>ජීවයේ අඛණ්ඩතාව<text:s/></text:p>
          </table:table-cell>
          <table:table-cell office:value-type="string" table:style-name="ce1">
            <text:p>සංසේචනය හා අධි රෝපණය<text:s/></text:p>
          </table:table-cell>
          <table:table-cell table:number-columns-repeated="16374"/>
        </table:table-row>
        <table:table-row table:number-rows-repeated="11" table:style-name="ro1">
          <table:table-cell table:number-columns-repeated="16384"/>
        </table:table-row>
        <table:table-row table:number-rows-repeated="14" table:style-name="ro1">
          <table:table-cell table:number-columns-repeated="11"/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1" table:style-name="ce1">
            <text:p>1</text:p>
          </table:table-cell>
          <table:table-cell table:number-columns-repeated="2"/>
          <table:table-cell table:style-name="ce1">
            <draw:custom-shape svg:x="0.61416in" svg:y="0.17047in" svg:width="0.53543in" svg:height="0.33635in" draw:z-index="1" draw:id="id0" draw:style-name="a3" draw:name="CustomShape 1">
              <svg:title/>
              <svg:desc/>
              <text:p text:style-name="a2" text:class-names="" text:cond-style-name=""><text:span text:style-name="a0" text:class-names="">〖𝑃𝑂4 〗^(3−)</text:span><text:span text:style-name="a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/>
          <table:table-cell table:style-name="ce1">
            <draw:custom-shape svg:x="0.57831in" svg:y="0.05039in" svg:width="0.64724in" svg:height="0.00039in" draw:z-index="10" draw:id="id9" draw:style-name="a30" draw:name="CustomShape 1">
              <svg:title/>
              <svg:desc/>
              <text:p text:style-name="a29" text:class-names="" text:cond-style-name=""><text:span text:style-name="a28" text:class-names=""/></text:p>
              <draw:enhanced-geometry xmlns:dr3d="urn:oasis:names:tc:opendocument:xmlns:dr3d:1.0" draw:type="non-primitive" svg:viewBox="0 0 21600 21600" draw:enhanced-path="M ?f0 ?f0 L ?f1 ?f1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custom-shape svg:x="0.58739in" svg:y="0.04961in" svg:width="0.41808in" svg:height="0.00039in" draw:z-index="11" draw:id="id10" draw:style-name="a33" draw:name="CustomShape 1">
              <svg:title/>
              <svg:desc/>
              <text:p text:style-name="a32" text:class-names="" text:cond-style-name=""><text:span text:style-name="a31" text:class-names=""/></text:p>
              <draw:enhanced-geometry xmlns:dr3d="urn:oasis:names:tc:opendocument:xmlns:dr3d:1.0" draw:type="non-primitive" svg:viewBox="0 0 21600 21600" draw:enhanced-path="M ?f0 ?f0 L ?f1 ?f1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table:number-columns-repeated="16367"/>
        </table:table-row>
        <table:table-row table:number-rows-repeated="7" table:style-name="ro1">
          <table:table-cell table:number-columns-repeated="11"/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table:number-columns-repeated="11"/>
          <table:table-cell table:number-columns-repeated="3" table:style-name="ce1"/>
          <table:table-cell table:style-name="ce1">
            <draw:custom-shape svg:x="0.61239in" svg:y="0.15276in" svg:width="0.09843in" svg:height="0.10479in" draw:z-index="13" draw:id="id12" draw:style-name="a39" draw:name="CustomShape 1">
              <svg:title/>
              <svg:desc/>
              <text:p text:style-name="a38" text:class-names="" text:cond-style-name=""><text:span text:style-name="a37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50000"/>
                <draw:equation draw:name="f9" draw:formula="21600 * ?f5"/>
                <draw:equation draw:name="f10" draw:formula="21600 * ?f4"/>
                <draw:equation draw:name="f11" draw:formula="?f9 / ?f6"/>
                <draw:equation draw:name="f12" draw:formula="?f10 / ?f6"/>
                <draw:equation draw:name="f13" draw:formula="?f12 - ?f7"/>
                <draw:equation draw:name="f14" draw:formula="?f11 - ?f7"/>
                <draw:equation draw:name="f15" draw:formula="?f13 / 2"/>
                <draw:equation draw:name="f16" draw:formula="?f14 / 2"/>
                <draw:equation draw:name="f17" draw:formula="?f14 * ?f8"/>
                <draw:equation draw:name="f18" draw:formula="?f7 + ?f15"/>
                <draw:equation draw:name="f19" draw:formula="?f17 / 200000"/>
                <draw:equation draw:name="f20" draw:formula="?f17 / 100000"/>
                <draw:equation draw:name="f21" draw:formula="?f19 + ?f16"/>
              </draw:enhanced-geometry>
            </draw:custom-shape>
          </table:table-cell>
          <table:table-cell table:number-columns-repeated="16369"/>
        </table:table-row>
        <table:table-row table:style-name="ro1">
          <table:table-cell table:number-columns-repeated="11"/>
          <table:table-cell table:number-columns-repeated="3" table:style-name="ce1"/>
          <table:table-cell table:style-name="ce1">
            <draw:custom-shape svg:x="0.61107in" svg:y="0.09016in" svg:width="0.79606in" svg:height="0.00039in" draw:z-index="12" draw:id="id11" draw:style-name="a36" draw:name="CustomShape 1">
              <svg:title/>
              <svg:desc/>
              <text:p text:style-name="a35" text:class-names="" text:cond-style-name=""><text:span text:style-name="a34" text:class-names=""/></text:p>
              <draw:enhanced-geometry xmlns:dr3d="urn:oasis:names:tc:opendocument:xmlns:dr3d:1.0" draw:type="non-primitive" svg:viewBox="0 0 21600 21600" draw:enhanced-path="M ?f0 ?f0 L ?f1 ?f1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1"/>
          <table:table-cell office:value-type="float" office:value="2" table:style-name="ce1">
            <text:p>2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1"/>
          <table:table-cell table:number-columns-repeated="3" table:style-name="ce1"/>
          <table:table-cell table:style-name="ce1">
            <draw:custom-shape svg:x="0.61073in" svg:y="0.06969in" svg:width="0.79606in" svg:height="0.00039in" draw:z-index="14" draw:id="id13" draw:style-name="a42" draw:name="CustomShape 1">
              <svg:title/>
              <svg:desc/>
              <text:p text:style-name="a41" text:class-names="" text:cond-style-name=""><text:span text:style-name="a40" text:class-names=""/></text:p>
              <draw:enhanced-geometry xmlns:dr3d="urn:oasis:names:tc:opendocument:xmlns:dr3d:1.0" draw:type="non-primitive" svg:viewBox="0 0 21600 21600" draw:enhanced-path="M ?f0 ?f0 L ?f1 ?f1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1"/>
          <table:table-cell office:value-type="float" office:value="3" table:style-name="ce1">
            <text:p>3</text:p>
          </table:table-cell>
          <table:table-cell table:number-columns-repeated="16372"/>
        </table:table-row>
        <table:table-row table:style-name="ro1">
          <table:table-cell table:number-columns-repeated="11"/>
          <table:table-cell table:number-columns-repeated="3" table:style-name="ce1"/>
          <table:table-cell table:style-name="ce1">
            <draw:custom-shape svg:x="0.61284in" svg:y="0.06181in" svg:width="0.64724in" svg:height="0.00039in" draw:z-index="3" draw:id="id2" draw:style-name="a9" draw:name="CustomShape 1">
              <svg:title/>
              <svg:desc/>
              <text:p text:style-name="a8" text:class-names="" text:cond-style-name=""><text:span text:style-name="a7" text:class-names=""/></text:p>
              <draw:enhanced-geometry xmlns:dr3d="urn:oasis:names:tc:opendocument:xmlns:dr3d:1.0" draw:type="non-primitive" svg:viewBox="0 0 21600 21600" draw:enhanced-path="M ?f0 ?f0 L ?f1 ?f1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custom-shape svg:x="0.61436in" svg:y="0.06299in" svg:width="0.64724in" svg:height="0.00039in" draw:z-index="2" draw:id="id1" draw:style-name="a6" draw:name="CustomShape 1">
              <svg:title/>
              <svg:desc/>
              <text:p text:style-name="a5" text:class-names="" text:cond-style-name=""><text:span text:style-name="a4" text:class-names=""/></text:p>
              <draw:enhanced-geometry xmlns:dr3d="urn:oasis:names:tc:opendocument:xmlns:dr3d:1.0" draw:type="non-primitive" svg:viewBox="0 0 21600 21600" draw:enhanced-path="M ?f0 ?f0 L ?f1 ?f1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/>
          <table:table-cell table:style-name="ce1">
            <draw:custom-shape svg:x="0.57968in" svg:y="0.14173in" svg:width="0.64724in" svg:height="0.00039in" draw:z-index="4" draw:id="id3" draw:style-name="a12" draw:name="CustomShape 1">
              <svg:title/>
              <svg:desc/>
              <text:p text:style-name="a11" text:class-names="" text:cond-style-name=""><text:span text:style-name="a10" text:class-names=""/></text:p>
              <draw:enhanced-geometry xmlns:dr3d="urn:oasis:names:tc:opendocument:xmlns:dr3d:1.0" draw:type="non-primitive" svg:viewBox="0 0 21600 21600" draw:enhanced-path="M ?f0 ?f0 L ?f1 ?f1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custom-shape svg:x="0.58835in" svg:y="0.14173in" svg:width="0.42849in" svg:height="0.00039in" draw:z-index="5" draw:id="id4" draw:style-name="a15" draw:name="CustomShape 1">
              <svg:title/>
              <svg:desc/>
              <text:p text:style-name="a14" text:class-names="" text:cond-style-name=""><text:span text:style-name="a13" text:class-names=""/></text:p>
              <draw:enhanced-geometry xmlns:dr3d="urn:oasis:names:tc:opendocument:xmlns:dr3d:1.0" draw:type="non-primitive" svg:viewBox="0 0 21600 21600" draw:enhanced-path="M ?f0 ?f0 L ?f1 ?f1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table:number-columns-repeated="16367"/>
        </table:table-row>
        <table:table-row table:style-name="ro1">
          <table:table-cell table:number-columns-repeated="11"/>
          <table:table-cell table:number-columns-repeated="5" table:style-name="ce1"/>
          <table:table-cell table:style-name="ce1">
            <draw:custom-shape svg:x="0.5866in" svg:y="0.05787in" svg:width="0.42849in" svg:height="0.00039in" draw:z-index="9" draw:id="id8" draw:style-name="a27" draw:name="CustomShape 1">
              <svg:title/>
              <svg:desc/>
              <text:p text:style-name="a26" text:class-names="" text:cond-style-name=""><text:span text:style-name="a25" text:class-names=""/></text:p>
              <draw:enhanced-geometry xmlns:dr3d="urn:oasis:names:tc:opendocument:xmlns:dr3d:1.0" draw:type="non-primitive" svg:viewBox="0 0 21600 21600" draw:enhanced-path="M ?f0 ?f0 L ?f1 ?f1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custom-shape svg:x="0.58834in" svg:y="0.05866in" svg:width="0.64724in" svg:height="0.00039in" draw:z-index="8" draw:id="id7" draw:style-name="a24" draw:name="CustomShape 1">
              <svg:title/>
              <svg:desc/>
              <text:p text:style-name="a23" text:class-names="" text:cond-style-name=""><text:span text:style-name="a22" text:class-names=""/></text:p>
              <draw:enhanced-geometry xmlns:dr3d="urn:oasis:names:tc:opendocument:xmlns:dr3d:1.0" draw:type="non-primitive" svg:viewBox="0 0 21600 21600" draw:enhanced-path="M ?f0 ?f0 L ?f1 ?f1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table:number-columns-repeated="16367"/>
        </table:table-row>
        <table:table-row table:style-name="ro1">
          <table:table-cell table:number-columns-repeated="11"/>
          <table:table-cell table:number-columns-repeated="5" table:style-name="ce1"/>
          <table:table-cell table:style-name="ce1">
            <draw:custom-shape svg:x="0.58739in" svg:y="0.04882in" svg:width="0.41808in" svg:height="0.00039in" draw:z-index="7" draw:id="id6" draw:style-name="a21" draw:name="CustomShape 1">
              <svg:title/>
              <svg:desc/>
              <text:p text:style-name="a20" text:class-names="" text:cond-style-name=""><text:span text:style-name="a19" text:class-names=""/></text:p>
              <draw:enhanced-geometry xmlns:dr3d="urn:oasis:names:tc:opendocument:xmlns:dr3d:1.0" draw:type="non-primitive" svg:viewBox="0 0 21600 21600" draw:enhanced-path="M ?f0 ?f0 L ?f1 ?f1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custom-shape svg:x="0.57831in" svg:y="0.04961in" svg:width="0.64724in" svg:height="0.00039in" draw:z-index="6" draw:id="id5" draw:style-name="a18" draw:name="CustomShape 1">
              <svg:title/>
              <svg:desc/>
              <text:p text:style-name="a17" text:class-names="" text:cond-style-name=""><text:span text:style-name="a16" text:class-names=""/></text:p>
              <draw:enhanced-geometry xmlns:dr3d="urn:oasis:names:tc:opendocument:xmlns:dr3d:1.0" draw:type="non-primitive" svg:viewBox="0 0 21600 21600" draw:enhanced-path="M ?f0 ?f0 L ?f1 ?f1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table:number-columns-repeated="16367"/>
        </table:table-row>
        <table:table-row table:style-name="ro1">
          <table:table-cell table:number-columns-repeated="11"/>
          <table:table-cell office:value-type="float" office:value="4" table:style-name="ce1">
            <text:p>4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1"/>
          <table:table-cell table:number-columns-repeated="5" table:style-name="ce1"/>
          <table:table-cell table:style-name="ce1">
            <draw:custom-shape svg:x="0.58515in" svg:y="0.0622in" svg:width="0.85157in" svg:height="0.00039in" draw:z-index="15" draw:id="id14" draw:style-name="a45" draw:name="CustomShape 1">
              <svg:title/>
              <svg:desc/>
              <text:p text:style-name="a44" text:class-names="" text:cond-style-name=""><text:span text:style-name="a43" text:class-names=""/></text:p>
              <draw:enhanced-geometry xmlns:dr3d="urn:oasis:names:tc:opendocument:xmlns:dr3d:1.0" draw:type="non-primitive" svg:viewBox="0 0 21600 21600" draw:enhanced-path="M ?f0 ?f0 L ?f1 ?f1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table:number-columns-repeated="16367"/>
        </table:table-row>
        <table:table-row table:style-name="ro1">
          <table:table-cell table:number-columns-repeated="11"/>
          <table:table-cell table:number-columns-repeated="5" table:style-name="ce1"/>
          <table:table-cell table:style-name="ce1">
            <draw:custom-shape svg:x="0.5885in" svg:y="0.05236in" svg:width="0.85157in" svg:height="0.00039in" draw:z-index="16" draw:id="id15" draw:style-name="a48" draw:name="CustomShape 1">
              <svg:title/>
              <svg:desc/>
              <text:p text:style-name="a47" text:class-names="" text:cond-style-name=""><text:span text:style-name="a46" text:class-names=""/></text:p>
              <draw:enhanced-geometry xmlns:dr3d="urn:oasis:names:tc:opendocument:xmlns:dr3d:1.0" draw:type="non-primitive" svg:viewBox="0 0 21600 21600" draw:enhanced-path="M ?f0 ?f0 L ?f1 ?f1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table:number-columns-repeated="16367"/>
        </table:table-row>
        <table:table-row table:style-name="ro1">
          <table:table-cell table:number-columns-repeated="11"/>
          <table:table-cell office:value-type="float" office:value="5" table:style-name="ce1">
            <text:p>5</text:p>
          </table:table-cell>
          <table:table-cell table:number-columns-repeated="4"/>
          <table:table-cell table:style-name="ce1">
            <draw:custom-shape svg:x="0.58353in" svg:y="0.03425in" svg:width="0.85157in" svg:height="0.00039in" draw:z-index="17" draw:id="id16" draw:style-name="a51" draw:name="CustomShape 1">
              <svg:title/>
              <svg:desc/>
              <text:p text:style-name="a50" text:class-names="" text:cond-style-name=""><text:span text:style-name="a49" text:class-names=""/></text:p>
              <draw:enhanced-geometry xmlns:dr3d="urn:oasis:names:tc:opendocument:xmlns:dr3d:1.0" draw:type="non-primitive" svg:viewBox="0 0 21600 21600" draw:enhanced-path="M ?f0 ?f0 L ?f1 ?f1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table:number-columns-repeated="16367"/>
        </table:table-row>
        <table:table-row table:style-name="ro1">
          <table:table-cell table:number-columns-repeated="11"/>
          <table:table-cell table:number-columns-repeated="5" table:style-name="ce1"/>
          <table:table-cell table:style-name="ce1">
            <draw:custom-shape svg:x="0.58798in" svg:y="0.05079in" svg:width="0.85157in" svg:height="0.00039in" draw:z-index="18" draw:id="id17" draw:style-name="a54" draw:name="CustomShape 1">
              <svg:title/>
              <svg:desc/>
              <text:p text:style-name="a53" text:class-names="" text:cond-style-name=""><text:span text:style-name="a52" text:class-names=""/></text:p>
              <draw:enhanced-geometry xmlns:dr3d="urn:oasis:names:tc:opendocument:xmlns:dr3d:1.0" draw:type="non-primitive" svg:viewBox="0 0 21600 21600" draw:enhanced-path="M ?f0 ?f0 L ?f1 ?f1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table:number-columns-repeated="1636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11"/>
          <table:table-cell office:value-type="float" office:value="6" table:style-name="ce1">
            <text:p>6</text:p>
          </table:table-cell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11"/>
          <table:table-cell table:number-columns-repeated="3" table:style-name="ce1"/>
          <table:table-cell table:style-name="ce1">
            <draw:custom-shape svg:x="0.61109in" svg:y="0.14055in" svg:width="0.12651in" svg:height="0.42375in" draw:z-index="19" draw:id="id18" draw:style-name="a57" draw:name="CustomShape 1">
              <svg:title/>
              <svg:desc/>
              <text:p text:style-name="a56" text:class-names="" text:cond-style-name=""><text:span text:style-name="a55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7 / 21600"/>
                <draw:equation draw:name="f14" draw:formula="?f6 / 21600"/>
                <draw:equation draw:name="f15" draw:formula="21600 * ?f7"/>
                <draw:equation draw:name="f16" draw:formula="21600 * ?f6"/>
                <draw:equation draw:name="f17" draw:formula="min(?f14, ?f13)"/>
                <draw:equation draw:name="f18" draw:formula="?f15 / ?f8"/>
                <draw:equation draw:name="f19" draw:formula="?f16 / ?f8"/>
                <draw:equation draw:name="f20" draw:formula="?f19 - ?f11"/>
                <draw:equation draw:name="f21" draw:formula="?f18 - ?f11"/>
                <draw:equation draw:name="f22" draw:formula="?f20 / 2"/>
                <draw:equation draw:name="f23" draw:formula="?f21 / 2"/>
                <draw:equation draw:name="f24" draw:formula="?f11 + ?f22"/>
                <draw:equation draw:name="f25" draw:formula="?f11 + ?f23"/>
                <draw:equation draw:name="f26" draw:formula="?f12 - ?f1"/>
                <draw:equation draw:name="f27" draw:formula="?f23 * ?f17"/>
                <draw:equation draw:name="f28" draw:formula="?f22 * ?f17"/>
                <draw:equation draw:name="f29" draw:formula="?f26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3"/>
                <draw:equation draw:name="f39" draw:formula="?f37 * ?f22"/>
                <draw:equation draw:name="f40" draw:formula="?f25 - ?f38"/>
                <draw:equation draw:name="f41" draw:formula="?f25 + ?f38"/>
                <draw:equation draw:name="f42" draw:formula="?f24 - ?f39"/>
                <draw:equation draw:name="f43" draw:formula="?f24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4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4, ?f65)"/>
                <draw:equation draw:name="f85" draw:formula="if(?f47, ?f11, ?f66)"/>
                <draw:equation draw:name="f86" draw:formula="if(?f47, ?f24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</table:table-cell>
          <table:table-cell table:number-columns-repeated="16369"/>
        </table:table-row>
        <table:table-row table:style-name="ro1">
          <table:table-cell table:number-columns-repeated="11"/>
          <table:table-cell office:value-type="float" office:value="7" table:style-name="ce1">
            <text:p>7</text:p>
          </table:table-cell>
          <table:table-cell table:number-columns-repeated="16372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11"/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11"/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11"/>
          <table:table-cell office:value-type="float" office:value="10" table:style-name="ce1">
            <text:p>10</text:p>
          </table:table-cell>
          <table:table-cell table:number-columns-repeated="16372"/>
        </table:table-row>
        <table:table-row table:number-rows-repeated="104838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Iskoola Pota" svg:font-family="&quot;Iskoola Pota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11805555555555in" fo:margin-bottom="0.51180555555555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238194444444445in" fo:margin-left="0.7in" fo:margin-right="0.7in" fo:margin-bottom="0in"/>
      </style:header-style>
      <style:footer-style>
        <style:header-footer-properties fo:min-height="0.2381944444444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601</meta:generator>
    <dc:title/>
    <dc:description/>
    <dc:subject/>
    <meta:initial-creator>edu</meta:initial-creator>
    <dc:creator>edu</dc:creator>
    <meta:creation-date>2022-08-26T04:54:45Z</meta:creation-date>
    <dc:date>2022-09-24T05:05:04Z</dc:date>
    <meta:template xlink:href="" xlink:type="simple"/>
    <meta:editing-cycles>305</meta:editing-cycles>
    <meta:editing-duration>PT51720S</meta:editing-duration>
    <meta:user-defined meta:name="AppVersion">16.03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